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598cm" fo:min-width="2.74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2.6cm" fo:wrap-option="wrap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2.954cm" fo:wrap-option="wrap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851cm" fo:min-width="1.87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851cm" fo:min-width="2.786cm" fo:wrap-option="wrap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2.55cm" fo:wrap-option="wrap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192cm" fo:min-width="3.3cm" fo:wrap-option="wrap"/>
    </style:style>
    <style:style style:name="gr9" style:family="graphic" style:parent-style-name="standard">
      <style:graphic-properties draw:stroke="none" svg:stroke-color="#000000" draw:fill="none" draw:fill-color="#ffffff" fo:min-height="0.395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5.3cm" fo:wrap-option="wrap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2.85cm" fo:wrap-option="wrap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051cm" fo:min-width="2.786cm" fo:wrap-option="wrap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851cm" fo:min-width="2.238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2.7cm" fo:wrap-option="wrap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598cm" fo:min-width="2.748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onnector draw:style-name="gr1" draw:text-style-name="P1" draw:layer="layout" svg:x1="4.464cm" svg:y1="2.2cm" svg:x2="4.468cm" svg:y2="2.8cm" draw:start-shape="id1" draw:start-glue-point="6" draw:end-shape="id2" draw:end-glue-point="0" svg:d="M4464 2200v301h4v299" svg:viewBox="0 0 5 601">
          <text:p/>
        </draw:connector>
        <draw:connector draw:style-name="gr1" draw:text-style-name="P1" draw:layer="layout" svg:x1="17.85cm" svg:y1="19.8cm" svg:x2="17.85cm" svg:y2="20.9cm" draw:start-shape="id3" draw:start-glue-point="6" draw:end-shape="id4" draw:end-glue-point="0" svg:d="M17850 19800v1100" svg:viewBox="0 0 1 1101">
          <text:p/>
        </draw:connector>
        <draw:custom-shape draw:style-name="gr2" draw:text-style-name="P3" xml:id="id1" draw:id="id1" draw:layer="layout" svg:width="3.6cm" svg:height="1.2cm" svg:x="2.664cm" svg:y="1cm">
          <text:p text:style-name="P2"><text:span text:style-name="T1">Geboor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8" draw:id="id8" draw:layer="layout" svg:width="3.6cm" svg:height="1.2cm" svg:x="9.8cm" svg:y="1cm">
          <text:p text:style-name="P2"><text:span text:style-name="T1">Inschrijvi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3" draw:id="id3" draw:layer="layout" svg:width="3.6cm" svg:height="1.2cm" svg:x="16.05cm" svg:y="18.6cm">
          <text:p text:style-name="P2"><text:span text:style-name="T1">Persoon_i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xml:id="id2" draw:id="id2" draw:layer="layout" svg:width="3.1cm" svg:height="1.7cm" svg:x="2.918cm" svg:y="2.8cm">
          <text:p text:style-name="P2"><text:span text:style-name="T1">Filter actuele gegevens op persoon op</text:span></text:p>
          <text:p text:style-name="P2"><text:span text:style-name="T1">peildatu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3.454cm" svg:height="1.7cm" svg:x="2.354cm" svg:y="6.8cm">
          <text:p text:style-name="P2"><text:span text:style-name="T1">Selecteer geboortedatum van personen geboren in tijdvak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3.9cm" svg:height="1.1cm" svg:x="2.136cm" svg:y="5.1cm">
          <text:p text:style-name="P2"><text:span text:style-name="T1">Gefilterde</text:span></text:p>
          <text:p text:style-name="P2"><text:span text:style-name="T1">geboort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text-style-name="P1" draw:layer="layout" svg:x1="4.468cm" svg:y1="4.5cm" svg:x2="4.476cm" svg:y2="5.1cm" draw:start-shape="id2" draw:start-glue-point="2" draw:end-shape="id5" draw:end-glue-point="4" svg:d="M4468 4500v300h8v300" svg:viewBox="0 0 9 601">
          <text:p/>
        </draw:connector>
        <draw:connector draw:style-name="gr1" draw:text-style-name="P1" draw:layer="layout" svg:x1="4.086cm" svg:y1="6.2cm" svg:x2="4.081cm" svg:y2="6.8cm" draw:start-shape="id5" draw:start-glue-point="8" draw:end-shape="id6" draw:end-glue-point="0" svg:d="M4086 6200v301h-5v299" svg:viewBox="0 0 6 601">
          <text:p/>
        </draw:connector>
        <draw:custom-shape draw:style-name="gr6" draw:text-style-name="P3" xml:id="id7" draw:id="id7" draw:layer="layout" svg:width="5.4cm" svg:height="1.1cm" svg:x="1.382cm" svg:y="9.1cm">
          <text:p text:style-name="P2"><text:span text:style-name="T1">Personen geboren in tijdvak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text-style-name="P1" draw:layer="layout" svg:x1="4.081cm" svg:y1="8.5cm" svg:x2="4.082cm" svg:y2="9.1cm" draw:start-shape="id6" draw:start-glue-point="2" draw:end-shape="id7" draw:end-glue-point="5" svg:d="M4081 8500v300h1v300" svg:viewBox="0 0 2 601">
          <text:p/>
        </draw:connector>
        <draw:custom-shape draw:style-name="gr3" draw:text-style-name="P4" xml:id="id9" draw:id="id9" draw:layer="layout" svg:width="3.1cm" svg:height="1.7cm" svg:x="10.046cm" svg:y="2.8cm">
          <text:p text:style-name="P2"><text:span text:style-name="T1">Filter actuele gegevens op persoon op</text:span></text:p>
          <text:p text:style-name="P2"><text:span text:style-name="T1">peildatum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1.6cm" svg:y1="2.2cm" svg:x2="11.596cm" svg:y2="2.8cm" draw:start-shape="id8" draw:start-glue-point="6" draw:end-shape="id9" draw:end-glue-point="0" svg:d="M11600 2200v301h-4v299" svg:viewBox="0 0 5 601">
          <text:p/>
        </draw:connector>
        <draw:custom-shape draw:style-name="gr5" draw:text-style-name="P3" xml:id="id10" draw:id="id10" draw:layer="layout" svg:width="3.9cm" svg:height="1.1cm" svg:x="9.264cm" svg:y="5.1cm">
          <text:p text:style-name="P2"><text:span text:style-name="T1">Gefilterde</text:span></text:p>
          <text:p text:style-name="P2"><text:span text:style-name="T1">inschrijvinge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text-style-name="P1" draw:layer="layout" svg:x1="11.596cm" svg:y1="4.5cm" svg:x2="11.604cm" svg:y2="5.1cm" draw:start-shape="id9" draw:start-glue-point="2" draw:end-shape="id10" draw:end-glue-point="4" svg:d="M11596 4500v300h8v300" svg:viewBox="0 0 9 601">
          <text:p/>
        </draw:connector>
        <draw:custom-shape draw:style-name="gr7" draw:text-style-name="P4" xml:id="id11" draw:id="id11" draw:layer="layout" svg:width="6.1cm" svg:height="2.8cm" svg:x="8.172cm" svg:y="6.9cm">
          <text:p text:style-name="P2"><text:span text:style-name="T1">Heeft deze persoon ergens anders gewoond dan in Amsterdam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11.214cm" svg:y1="6.2cm" svg:x2="11.222cm" svg:y2="6.9cm" draw:start-shape="id10" draw:start-glue-point="8" draw:end-shape="id11" draw:end-glue-point="4" svg:d="M11214 6200v351h8v349" svg:viewBox="0 0 9 701">
          <text:p/>
        </draw:connector>
        <draw:custom-shape draw:style-name="gr8" draw:text-style-name="P4" xml:id="id12" draw:id="id12" draw:layer="layout" svg:width="3.8cm" svg:height="2.442cm" svg:x="16.008cm" svg:y="10.774cm">
          <text:p text:style-name="P2"><text:span text:style-name="T1">Selecteer actuele Amsterdamse inschrijvingsdatum op persoon voor peildat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line-skew="0.113cm" svg:x1="14.272cm" svg:y1="8.3cm" svg:x2="16.008cm" svg:y2="11.995cm" draw:start-shape="id11" draw:start-glue-point="7" draw:end-shape="id12" svg:d="M14272 8300h982v3695h754" svg:viewBox="0 0 1737 3696">
          <text:p/>
        </draw:connector>
        <draw:frame draw:style-name="gr9" draw:text-style-name="P5" draw:layer="layout" svg:width="1.2cm" svg:height="0.645cm" svg:x="14.1cm" svg:y="7.8cm">
          <draw:text-box>
            <text:p><text:span text:style-name="T1">Nee</text:span></text:p>
          </draw:text-box>
        </draw:frame>
        <draw:custom-shape draw:style-name="gr10" draw:text-style-name="P4" xml:id="id14" draw:id="id14" draw:layer="layout" svg:width="5.8cm" svg:height="2.1cm" svg:x="8.3cm" svg:y="14.4cm">
          <text:p text:style-name="P2"><text:span text:style-name="T1">Selecteer actuele Amsterdamse inschrijvingsdatum (voor peildatum) vóór het eerste vertrek uit Amsterdam op persoon.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1.222cm" svg:y1="9.7cm" svg:x2="11.224cm" svg:y2="10.5cm" draw:start-shape="id11" draw:start-glue-point="6" draw:end-shape="id13" draw:end-glue-point="4" svg:d="M11222 9700v401h2v399" svg:viewBox="0 0 3 801">
          <text:p/>
        </draw:connector>
        <draw:frame draw:style-name="gr9" draw:text-style-name="P5" draw:layer="layout" svg:width="1.3cm" svg:height="0.645cm" svg:x="11.1cm" svg:y="9.7cm">
          <draw:text-box>
            <text:p><text:span text:style-name="T1">Ja</text:span></text:p>
          </draw:text-box>
        </draw:frame>
        <draw:custom-shape draw:style-name="gr11" draw:text-style-name="P4" xml:id="id13" draw:id="id13" draw:layer="layout" svg:width="6.7cm" svg:height="3cm" svg:x="7.874cm" svg:y="10.5cm">
          <text:p text:style-name="P2"><text:span text:style-name="T1">Datum van het eerste vertrek van persoon uit Amsterdam beken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14.574cm" svg:y1="12cm" svg:x2="16.008cm" svg:y2="11.995cm" draw:start-shape="id13" draw:start-glue-point="7" draw:end-shape="id12" svg:d="M14574 12000h718v-5h716" svg:viewBox="0 0 1435 6">
          <text:p/>
        </draw:connector>
        <draw:frame draw:style-name="gr9" draw:text-style-name="P5" draw:layer="layout" svg:width="1.3cm" svg:height="0.645cm" svg:x="14.334cm" svg:y="11.503cm">
          <draw:text-box>
            <text:p><text:span text:style-name="T1">Nee</text:span></text:p>
          </draw:text-box>
        </draw:frame>
        <draw:connector draw:style-name="gr1" draw:text-style-name="P1" draw:layer="layout" svg:x1="11.224cm" svg:y1="13.5cm" svg:x2="11.2cm" svg:y2="14.4cm" draw:start-shape="id13" draw:start-glue-point="6" draw:end-shape="id14" draw:end-glue-point="0" svg:d="M11224 13500v451h-24v449" svg:viewBox="0 0 25 901">
          <text:p/>
        </draw:connector>
        <draw:frame draw:style-name="gr9" draw:text-style-name="P5" draw:layer="layout" svg:width="1.3cm" svg:height="0.645cm" svg:x="11.1cm" svg:y="13.455cm">
          <draw:text-box>
            <text:p><text:span text:style-name="T1">Ja</text:span></text:p>
          </draw:text-box>
        </draw:frame>
        <draw:custom-shape draw:style-name="gr12" draw:text-style-name="P3" xml:id="id15" draw:id="id15" draw:layer="layout" svg:width="5.4cm" svg:height="1.3cm" svg:x="8.5cm" svg:y="17.3cm">
          <text:p text:style-name="P2"><text:span text:style-name="T1">Actuele eerste inschrijvingen in Amsterdam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text-style-name="P1" draw:layer="layout" svg:x1="11.2cm" svg:y1="16.5cm" svg:x2="11.2cm" svg:y2="17.3cm" draw:start-shape="id14" draw:start-glue-point="2" draw:end-shape="id15" draw:end-glue-point="5" svg:d="M11200 16500v800" svg:viewBox="0 0 1 801">
          <text:p/>
        </draw:connector>
        <draw:connector draw:style-name="gr1" draw:text-style-name="P1" draw:layer="layout" draw:line-skew="1.477cm" svg:x1="17.908cm" svg:y1="13.216cm" svg:x2="11.2cm" svg:y2="17.3cm" draw:start-shape="id12" draw:start-glue-point="2" draw:end-shape="id15" draw:end-glue-point="5" svg:d="M17908 13216v3519h-6708v565" svg:viewBox="0 0 6709 4085">
          <text:p/>
        </draw:connector>
        <draw:custom-shape draw:style-name="gr3" draw:text-style-name="P4" xml:id="id4" draw:id="id4" draw:layer="layout" svg:width="3.1cm" svg:height="1.7cm" svg:x="16.3cm" svg:y="20.9cm">
          <text:p text:style-name="P2"><text:span text:style-name="T1">Filter actuele gegevens op</text:span></text:p>
          <text:p text:style-name="P2"><text:span text:style-name="T1">persoon op peildatum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16" draw:id="id16" draw:layer="layout" svg:width="4.5cm" svg:height="1.1cm" svg:x="15.6cm" svg:y="23.8cm">
          <text:p text:style-name="P2"><text:span text:style-name="T1">Gefilterde</text:span></text:p>
          <text:p text:style-name="P2"><text:span text:style-name="T1">identificatienummer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text-style-name="P1" draw:layer="layout" svg:x1="17.85cm" svg:y1="22.6cm" svg:x2="17.85cm" svg:y2="23.8cm" draw:start-shape="id4" draw:start-glue-point="2" draw:end-shape="id16" draw:end-glue-point="0" svg:d="M17850 22600v1200" svg:viewBox="0 0 1 1201">
          <text:p/>
        </draw:connector>
        <draw:custom-shape draw:style-name="gr10" draw:text-style-name="P4" xml:id="id17" draw:id="id17" draw:layer="layout" svg:width="5.8cm" svg:height="2.1cm" svg:x="1.175cm" svg:y="20.2cm">
          <text:p text:style-name="P2"><text:span text:style-name="T1">Filter personen waarvan eerste actuele inschrijving in Amsterdam gelijk is aan actuele geboortedatum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0.65cm" svg:y1="18.6cm" svg:x2="4.075cm" svg:y2="20.2cm" draw:start-shape="id15" draw:start-glue-point="7" draw:end-shape="id17" svg:d="M10650 18600v801h-6575v799" svg:viewBox="0 0 6576 1601">
          <text:p/>
        </draw:connector>
        <draw:connector draw:style-name="gr1" draw:text-style-name="P1" draw:layer="layout" svg:x1="4.082cm" svg:y1="10.2cm" svg:x2="4.075cm" svg:y2="20.2cm" draw:start-shape="id7" draw:start-glue-point="8" draw:end-shape="id17" svg:d="M4082 10200v5001h-7v4999" svg:viewBox="0 0 8 10001">
          <text:p/>
        </draw:connector>
        <draw:custom-shape draw:style-name="gr14" draw:text-style-name="P4" xml:id="id18" draw:id="id18" draw:layer="layout" svg:width="3.2cm" svg:height="1.5cm" svg:x="2.475cm" svg:y="23.6cm">
          <text:p text:style-name="P2"><text:span text:style-name="T1">Koppel BSN en A-nummer aan perso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" draw:text-style-name="P1" draw:layer="layout" svg:x1="4.075cm" svg:y1="22.3cm" svg:x2="4.075cm" svg:y2="23.6cm" draw:start-shape="id17" draw:start-glue-point="2" draw:end-shape="id18" draw:end-glue-point="4" svg:d="M4075 22300v1300" svg:viewBox="0 0 1 1301">
          <text:p/>
        </draw:connector>
        <draw:custom-shape draw:style-name="gr15" draw:text-style-name="P3" xml:id="id19" draw:id="id19" draw:layer="layout" svg:width="3.6cm" svg:height="1.2cm" svg:x="2.275cm" svg:y="26.2cm">
          <text:p text:style-name="P2"><text:span text:style-name="T1">Kernbestand mutaties geboor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" draw:text-style-name="P1" draw:layer="layout" svg:x1="16.05cm" svg:y1="24.35cm" svg:x2="5.675cm" svg:y2="24.35cm" draw:start-shape="id16" draw:start-glue-point="6" draw:end-shape="id18" svg:d="M16050 24350h-10375" svg:viewBox="0 0 10376 1">
          <text:p/>
        </draw:connector>
        <draw:connector draw:style-name="gr1" draw:text-style-name="P1" draw:layer="layout" svg:x1="4.075cm" svg:y1="25.1cm" svg:x2="4.075cm" svg:y2="26.2cm" draw:start-shape="id18" draw:start-glue-point="6" draw:end-shape="id19" svg:d="M4075 25100v1100" svg:viewBox="0 0 1 1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1T16:19:34.318852914</meta:creation-date>
    <dc:date>2017-10-03T10:56:31.717013302</dc:date>
    <meta:editing-duration>PT32M8S</meta:editing-duration>
    <meta:editing-cycles>15</meta:editing-cycles>
    <meta:generator>LibreOffice/5.1.6.2$Linux_X86_64 LibreOffice_project/10m0$Build-2</meta:generator>
    <meta:document-statistic meta:object-count="43"/>
  </office:meta>
</office:document-meta>
</file>